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Serif" svg:font-family="DejaVu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family-generic="swiss" style:font-pitch="fixed"/>
    <style:font-face style:name="NSimSun1" svg:font-family="NSimSun" style:font-family-generic="swiss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5.556cm" fo:margin-left="0.173cm" table:align="left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2" style:family="table-cell">
      <style:table-cell-properties fo:padding-left="0.191cm" fo:padding-right="0.191cm" fo:padding-top="0cm" fo:padding-bottom="0cm" fo:border="0.75pt solid #000000"/>
    </style:style>
    <style:style style:name="Tabela1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3" style:family="table-cell">
      <style:table-cell-properties fo:padding-left="0.191cm" fo:padding-right="0.191cm" fo:padding-top="0cm" fo:padding-bottom="0cm" fo:border="0.75pt solid #000000"/>
    </style:style>
    <style:style style:name="Tabela1.A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4" style:family="table-cell">
      <style:table-cell-properties fo:padding-left="0.191cm" fo:padding-right="0.191cm" fo:padding-top="0cm" fo:padding-bottom="0cm" fo:border="0.75pt solid #000000"/>
    </style:style>
    <style:style style:name="Tabela1.A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5" style:family="table-cell">
      <style:table-cell-properties fo:padding-left="0.191cm" fo:padding-right="0.191cm" fo:padding-top="0cm" fo:padding-bottom="0cm" fo:border="0.75pt solid #000000"/>
    </style:style>
    <style:style style:name="Tabela1.A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6" style:family="table-cell">
      <style:table-cell-properties fo:padding-left="0.191cm" fo:padding-right="0.191cm" fo:padding-top="0cm" fo:padding-bottom="0cm" fo:border="0.75pt solid #000000"/>
    </style:style>
    <style:style style:name="Tabela1.A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7" style:family="table-cell">
      <style:table-cell-properties fo:padding-left="0.191cm" fo:padding-right="0.191cm" fo:padding-top="0cm" fo:padding-bottom="0cm" fo:border="0.75pt solid #000000"/>
    </style:style>
    <style:style style:name="Tabela1.A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8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8" style:family="table-cell">
      <style:table-cell-properties fo:padding-left="0.191cm" fo:padding-right="0.191cm" fo:padding-top="0cm" fo:padding-bottom="0cm" fo:border="0.75pt solid #000000"/>
    </style:style>
    <style:style style:name="Tabela1.A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9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9" style:family="table-cell">
      <style:table-cell-properties fo:padding-left="0.191cm" fo:padding-right="0.191cm" fo:padding-top="0cm" fo:padding-bottom="0cm" fo:border="0.75pt solid #000000"/>
    </style:style>
    <style:style style:name="Tabela1.A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10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10" style:family="table-cell">
      <style:table-cell-properties fo:padding-left="0.191cm" fo:padding-right="0.191cm" fo:padding-top="0cm" fo:padding-bottom="0cm" fo:border="0.75pt solid #000000"/>
    </style:style>
    <style:style style:name="Tabela1.A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C1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D1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417cm" fo:margin-left="-0.208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6.417cm" fo:margin-left="-0.208cm" table:align="left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417cm" fo:margin-left="-0.208cm" table:align="left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6.417cm" fo:margin-left="-0.208cm" table:align="left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" style:family="table">
      <style:table-properties style:width="16.417cm" fo:margin-left="-0.208cm" table:align="left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" style:family="table">
      <style:table-properties style:width="17.154cm" fo:margin-left="-1.009cm" table:align="left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4.565cm"/>
    </style:style>
    <style:style style:name="Tabela7.C" style:family="table-column">
      <style:table-column-properties style:column-width="5.389cm"/>
    </style:style>
    <style:style style:name="Tabela7.D" style:family="table-column">
      <style:table-column-properties style:column-width="5.406cm"/>
    </style:style>
    <style:style style:name="Tabela7.1" style:family="table-row">
      <style:table-row-properties style:min-row-height="0.423cm" style:use-optimal-row-height="false"/>
    </style:style>
    <style:style style:name="Tabela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" style:family="table-cell">
      <style:table-cell-properties fo:padding-left="0.191cm" fo:padding-right="0.191cm" fo:padding-top="0cm" fo:padding-bottom="0cm" fo:border="0.5pt solid #000000"/>
    </style:style>
    <style:style style:name="Tabela7.2" style:family="table-row">
      <style:table-row-properties style:min-row-height="0.587cm" style:use-optimal-row-height="false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3" style:family="table-row">
      <style:table-row-properties style:min-row-height="0.612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6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style:font-name-complex="Arial" style:font-size-complex="14pt" style:font-weight-complex="bold"/>
    </style:style>
    <style:style style:name="P7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13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4pt" style:font-size-asian="14pt" style:font-name-complex="Arial" style:font-size-complex="14pt"/>
    </style:style>
    <style:style style:name="P15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text-properties fo:color="#000000" fo:font-weight="bold" style:font-weight-asian="bold" style:font-weight-complex="bold"/>
    </style:style>
    <style:style style:name="P17" style:family="paragraph" style:parent-style-name="Standard">
      <style:paragraph-properties fo:line-height="150%"/>
      <style:text-properties fo:color="#000000"/>
    </style:style>
    <style:style style:name="P18" style:family="paragraph" style:parent-style-name="Standard">
      <style:paragraph-properties fo:text-align="center" style:justify-single-word="false"/>
      <style:text-properties fo:color="#000000"/>
    </style:style>
    <style:style style:name="P19" style:family="paragraph" style:parent-style-name="Standard">
      <style:paragraph-properties fo:text-align="justify" style:justify-single-word="false" style:snap-to-layout-grid="false"/>
    </style:style>
    <style:style style:name="P20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21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22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23" style:family="paragraph" style:parent-style-name="Conteúdo_20_da_20_Tabela">
      <style:paragraph-properties fo:margin-top="0cm" fo:margin-bottom="0cm" loext:contextual-spacing="false" style:snap-to-layout-grid="false"/>
    </style:style>
    <style:style style:name="P24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25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26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27" style:family="paragraph" style:parent-style-name="Livre">
      <style:paragraph-properties fo:margin-top="0.423cm" fo:margin-bottom="0.423cm" loext:contextual-spacing="false" fo:text-align="center" style:justify-single-word="false"/>
    </style:style>
    <style:style style:name="P28" style:family="paragraph" style:parent-style-name="Livre">
      <style:paragraph-properties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29" style:family="paragraph" style:parent-style-name="Livre">
      <style:paragraph-properties fo:text-align="center" style:justify-single-word="false"/>
      <style:text-properties fo:color="#000000" style:font-name="Arial" fo:font-size="14pt" style:font-size-asian="14pt" style:font-name-complex="Arial"/>
    </style:style>
    <style:style style:name="P30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31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32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33" style:family="paragraph" style:parent-style-name="Tabletext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4" style:family="paragraph" style:parent-style-name="Tabletext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35" style:family="paragraph" style:parent-style-name="Tabletext">
      <style:paragraph-properties fo:margin-left="0.06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6" style:family="paragraph" style:parent-style-name="Tabletext">
      <style:paragraph-properties fo:margin-left="0.06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37" style:family="paragraph" style:parent-style-name="Tabletext">
      <style:paragraph-properties fo:margin-left="0.053cm" fo:margin-right="0cm" fo:text-align="center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8" style:family="paragraph" style:parent-style-name="Tabletext">
      <style:paragraph-properties fo:margin-left="0.053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39" style:family="paragraph" style:parent-style-name="Tabletext">
      <style:paragraph-properties fo:margin-left="0.072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0" style:family="paragraph" style:parent-style-name="Tabletext">
      <style:paragraph-properties fo:margin-left="0.032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1" style:family="paragraph" style:parent-style-name="Tabletext">
      <style:paragraph-properties fo:margin-left="0.074cm" fo:margin-right="0cm" fo:text-indent="0cm" style:auto-text-indent="false" style:snap-to-layout-grid="false">
        <style:tab-stops/>
      </style:paragraph-properties>
      <style:text-properties style:font-name="Times" fo:language="pt" fo:country="BR" style:font-name-complex="Times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45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style:font-name="Arial" style:font-name-complex="Arial"/>
    </style:style>
    <style:style style:name="P46" style:family="paragraph" style:parent-style-name="WW-Default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fo:font-weight="bold" style:font-weight-asian="bold" style:font-name-complex="Arial"/>
    </style:style>
    <style:style style:name="P48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49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fo:font-weight="bold" style:font-weight-asian="bold" style:font-name-complex="Arial"/>
    </style:style>
    <style:style style:name="P50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51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52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53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54" style:family="paragraph" style:parent-style-name="Conteúdo_20_da_20_Tabela">
      <style:paragraph-properties style:snap-to-layout-grid="false"/>
    </style:style>
    <style:style style:name="P55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56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58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>
        <style:tab-stops/>
      </style:paragraph-properties>
      <style:text-properties fo:color="#000000" style:font-name="Arial" style:font-name-asian="Arial" style:font-name-complex="Arial" style:font-size-complex="14pt" style:font-weight-complex="bold" fo:hyphenate="true"/>
    </style:style>
    <style:style style:name="P59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60" style:family="paragraph" style:parent-style-name="Conteúdo_20_da_20_Tabela">
      <style:paragraph-properties style:snap-to-layout-grid="false"/>
      <style:text-properties fo:color="#000000" style:font-name="Arial" officeooo:rsid="001fabf2" officeooo:paragraph-rsid="001fabf2" style:font-name-complex="Arial"/>
    </style:style>
    <style:style style:name="P61" style:family="paragraph" style:parent-style-name="Conteúdo_20_da_20_Tabela">
      <style:paragraph-properties style:snap-to-layout-grid="false"/>
      <style:text-properties fo:color="#000000" style:font-name="Arial" officeooo:rsid="001fabf2" officeooo:paragraph-rsid="001fabf2" style:font-name-asian="Lucida Sans Unicode1" style:font-name-complex="Arial" style:language-complex="ar" style:country-complex="SA"/>
    </style:style>
    <style:style style:name="P62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fabf2" officeooo:paragraph-rsid="001fabf2" style:font-name-complex="Arial"/>
    </style:style>
    <style:style style:name="P63" style:family="paragraph" style:parent-style-name="Conteúdo_20_da_20_Tabela">
      <style:paragraph-properties fo:margin-top="0cm" fo:margin-bottom="0cm" loext:contextual-spacing="false" style:snap-to-layout-grid="false"/>
    </style:style>
    <style:style style:name="P64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officeooo:rsid="001fabf2" officeooo:paragraph-rsid="001fabf2" style:font-name-complex="Arial"/>
    </style:style>
    <style:style style:name="P65" style:family="paragraph" style:parent-style-name="Heading_20_2">
      <style:text-properties fo:color="#000000" fo:font-weight="normal" style:font-weight-asian="normal" style:font-size-complex="12pt" style:font-weight-complex="normal"/>
    </style:style>
    <style:style style:name="P66" style:family="paragraph" style:parent-style-name="Heading_20_2"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Standard" style:master-page-name="MP0">
      <style:paragraph-properties style:page-number="auto" fo:break-before="page"/>
      <style:text-properties fo:color="#000000" style:font-name="Arial" style:font-name-complex="Arial"/>
    </style:style>
    <style:style style:name="P69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70" style:family="paragraph" style:parent-style-name="Standard" style:list-style-name="WW8Num4"/>
    <style:style style:name="P71" style:family="paragraph" style:parent-style-name="Standard" style:list-style-name="WW8Num4">
      <style:paragraph-properties fo:line-height="150%"/>
    </style:style>
    <style:style style:name="P72" style:family="paragraph" style:parent-style-name="Standard" style:list-style-name="WW8Num3">
      <style:paragraph-properties fo:line-height="150%"/>
    </style:style>
    <style:style style:name="P73" style:family="paragraph" style:parent-style-name="Standard" style:list-style-name="L1">
      <style:text-properties fo:color="#000000" style:font-name="Arial" style:font-name-asian="Times New Roman" style:font-name-complex="Arial"/>
    </style:style>
    <style:style style:name="P74" style:family="paragraph" style:parent-style-name="Standard" style:list-style-name="L2">
      <style:paragraph-properties fo:line-height="150%" fo:orphans="2" fo:widows="2" fo:hyphenation-ladder-count="no-limit" style:text-autospace="none"/>
      <style:text-properties fo:color="#000000" style:font-name="Arial" style:font-name-asian="Times New Roman" style:font-name-complex="DejaVuSerif" style:font-size-complex="14pt" style:font-weight-complex="bold" fo:hyphenate="true"/>
    </style:style>
    <style:style style:name="P75" style:family="paragraph" style:parent-style-name="Standard" style:list-style-name="WW8Num3">
      <style:paragraph-properties fo:line-height="150%"/>
      <style:text-properties fo:color="#000000" style:font-name="Arial" style:font-name-complex="Arial"/>
    </style:style>
    <style:style style:name="P76" style:family="paragraph" style:parent-style-name="Standard" style:list-style-name="WW8Num4">
      <style:paragraph-properties fo:line-height="150%"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  <style:style style:name="T4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5" style:family="text">
      <style:text-properties fo:color="#000000" style:font-name="Arial" fo:font-weight="bold" style:font-name-asian="Arial" style:font-weight-asian="bold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style:font-name-complex="Arial" style:font-weight-complex="bold"/>
    </style:style>
    <style:style style:name="T8" style:family="text">
      <style:text-properties fo:color="#000000" style:font-name="Arial" officeooo:rsid="001dcd65" style:font-name-complex="Arial" style:font-weight-complex="bold"/>
    </style:style>
    <style:style style:name="T9" style:family="text">
      <style:text-properties fo:color="#000000" style:font-name="Arial" officeooo:rsid="001eabcd" style:font-name-complex="Arial" style:font-weight-complex="bold"/>
    </style:style>
    <style:style style:name="T10" style:family="text">
      <style:text-properties fo:color="#000000" style:font-name="Arial" style:font-name-complex="Arial" style:font-size-complex="14pt" style:font-weight-complex="bold"/>
    </style:style>
    <style:style style:name="T11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12" style:family="text">
      <style:text-properties fo:color="#000000" style:font-name="Arial" style:font-name-asian="Arial" style:font-name-complex="Arial"/>
    </style:style>
    <style:style style:name="T13" style:family="text">
      <style:text-properties fo:color="#000000" style:font-name="Arial" officeooo:rsid="001dcd65" style:font-name-asian="Lucida Sans Unicode1" style:font-name-complex="Arial" style:language-complex="ar" style:country-complex="SA" style:font-weight-complex="bold"/>
    </style:style>
    <style:style style:name="T14" style:family="text">
      <style:text-properties fo:color="#000000" style:font-name="Arial" officeooo:rsid="001eabcd" style:font-name-asian="Lucida Sans Unicode1" style:font-name-complex="Arial" style:language-complex="ar" style:country-complex="SA" style:font-weight-complex="bold"/>
    </style:style>
    <style:style style:name="T15" style:family="text">
      <style:text-properties fo:color="#000000" style:font-name="Arial" officeooo:rsid="001fabf2" style:font-name-asian="Lucida Sans Unicode1" style:font-name-complex="Arial" style:language-complex="ar" style:country-complex="SA"/>
    </style:style>
    <style:style style:name="T16" style:family="text">
      <style:text-properties fo:color="#000000" style:font-name="Arial" fo:font-style="italic" officeooo:rsid="001eabcd" style:font-name-asian="Lucida Sans Unicode1" style:font-style-asian="italic" style:font-name-complex="Arial" style:language-complex="ar" style:country-complex="SA" style:font-style-complex="italic" style:font-weight-complex="bold"/>
    </style:style>
    <style:style style:name="T17" style:family="text">
      <style:text-properties fo:color="#000000" style:font-name="Arial" fo:font-style="normal" officeooo:rsid="001eabcd" style:font-name-asian="Lucida Sans Unicode1" style:font-style-asian="normal" style:font-name-complex="Arial" style:language-complex="ar" style:country-complex="SA" style:font-style-complex="normal" style:font-weight-complex="bold"/>
    </style:style>
    <style:style style:name="T18" style:family="text">
      <style:text-properties fo:color="#000000" style:font-name="Arial" fo:font-style="normal" officeooo:rsid="001fabf2" style:font-name-asian="Lucida Sans Unicode1" style:font-style-asian="normal" style:font-name-complex="Arial" style:language-complex="ar" style:country-complex="SA" style:font-style-complex="normal" style:font-weight-complex="bold"/>
    </style:style>
    <style:style style:name="T19" style:family="text">
      <style:text-properties fo:color="#000000" style:font-name="Arial" officeooo:rsid="001fabf2" style:font-name-asian="NSimSun" style:font-name-complex="Arial" style:language-complex="hi" style:country-complex="IN"/>
    </style:style>
    <style:style style:name="T20" style:family="text">
      <style:text-properties style:font-name="Liberation Serif" style:font-name-asian="NSimSun" style:font-name-complex="Mangal" style:language-complex="hi" style:country-complex="IN"/>
    </style:style>
    <style:style style:name="T2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2" style:family="text">
      <style:text-properties style:font-name="Arial" fo:font-weight="bold" style:font-weight-asian="bold" style:font-name-complex="Ari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fabf2"/>
    </style:style>
    <style:style style:name="T25" style:family="text">
      <style:text-properties style:font-name="Times New Roman" fo:font-size="10pt" style:font-name-asian="Lucida Sans Unicode1" style:font-size-asian="10pt" style:font-name-complex="Times New Roman" style:font-size-complex="10pt" style:language-complex="ar" style:country-complex="SA"/>
    </style:style>
    <text:list-style style:name="L1">
      <text:list-level-style-bullet text:level="1" text:style-name="WW_5f_CharLFO6LVL1" text:bullet-char="•">
        <style:list-level-properties/>
        <style:text-properties style:font-name="OpenSymbol"/>
      </text:list-level-style-bullet>
      <text:list-level-style-bullet text:level="2" text:style-name="WW_5f_CharLFO6LVL2" text:bullet-char="•">
        <style:list-level-properties/>
        <style:text-properties style:font-name="OpenSymbol"/>
      </text:list-level-style-bullet>
      <text:list-level-style-bullet text:level="3" text:style-name="WW_5f_CharLFO6LVL3" text:bullet-char="•">
        <style:list-level-properties/>
        <style:text-properties style:font-name="OpenSymbol"/>
      </text:list-level-style-bullet>
      <text:list-level-style-bullet text:level="4" text:style-name="WW_5f_CharLFO6LVL4" text:bullet-char="•">
        <style:list-level-properties/>
        <style:text-properties style:font-name="OpenSymbol"/>
      </text:list-level-style-bullet>
      <text:list-level-style-bullet text:level="5" text:style-name="WW_5f_CharLFO6LVL5" text:bullet-char="•">
        <style:list-level-properties/>
        <style:text-properties style:font-name="OpenSymbol"/>
      </text:list-level-style-bullet>
      <text:list-level-style-bullet text:level="6" text:style-name="WW_5f_CharLFO6LVL6" text:bullet-char="•">
        <style:list-level-properties/>
        <style:text-properties style:font-name="OpenSymbol"/>
      </text:list-level-style-bullet>
      <text:list-level-style-bullet text:level="7" text:style-name="WW_5f_CharLFO6LVL7" text:bullet-char="•">
        <style:list-level-properties/>
        <style:text-properties style:font-name="OpenSymbol"/>
      </text:list-level-style-bullet>
      <text:list-level-style-bullet text:level="8" text:style-name="WW_5f_CharLFO6LVL8" text:bullet-char="•">
        <style:list-level-properties/>
        <style:text-properties style:font-name="OpenSymbol"/>
      </text:list-level-style-bullet>
      <text:list-level-style-bullet text:level="9" text:style-name="WW_5f_CharLFO6LVL9" text:bullet-char="•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3"/>
      <text:p text:style-name="P3"/>
      <text:p text:style-name="P20"/>
      <text:p text:style-name="P3"/>
      <text:p text:style-name="P25">Documento de Requisitos de Software</text:p>
      <text:p text:style-name="P7"/>
      <text:p text:style-name="P7"/>
      <text:p text:style-name="P7"/>
      <text:p text:style-name="P7"/>
      <text:p text:style-name="P28">Venue2Publication</text:p>
      <text:p text:style-name="P29">0.1</text:p>
      <text:p text:style-name="P27"><text:span text:style-name="Fonte_20_parág._20_padrão"><text:span text:style-name="T1"><office:annotation><dc:creator>Administrador</dc:creator><dc:date>2009-09-13T16:54:00</dc:date><text:p><text:span text:style-name="T25">Sigla e nome do sistema</text:span></text:p></office:annotation></text:span></text:span></text:p>
      <text:p text:style-name="P25"/>
      <text:p text:style-name="P26">Desenvolvedores/Analistas</text:p>
      <text:p text:style-name="P14">Hermógenes Henrique Alves da Silva Mafra Júnior</text:p>
      <text:p text:style-name="P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Rio Branco – AC</text:p>
      <text:p text:style-name="P31">2019</text:p>
      <text:p text:style-name="P69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5">Versão</text:p>
          </table:table-cell>
          <table:table-cell table:style-name="Tabela1.A1" office:value-type="string">
            <text:p text:style-name="P35">Descrição</text:p>
          </table:table-cell>
          <table:table-cell table:style-name="Tabela1.D1" office:value-type="string">
            <text:p text:style-name="P37">Autor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B2" office:value-type="string">
            <text:p text:style-name="P36"/>
          </table:table-cell>
          <table:table-cell table:style-name="Tabela1.C2" office:value-type="string">
            <text:p text:style-name="P36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3" office:value-type="string">
            <text:p text:style-name="P34"/>
          </table:table-cell>
          <table:table-cell table:style-name="Tabela1.B3" office:value-type="string">
            <text:p text:style-name="P36"/>
          </table:table-cell>
          <table:table-cell table:style-name="Tabela1.C3" office:value-type="string">
            <text:p text:style-name="P36"/>
          </table:table-cell>
          <table:table-cell table:style-name="Tabela1.D3" office:value-type="string">
            <text:p text:style-name="P38"/>
          </table:table-cell>
        </table:table-row>
        <table:table-row>
          <table:table-cell table:style-name="Tabela1.A4" office:value-type="string">
            <text:p text:style-name="P34"/>
          </table:table-cell>
          <table:table-cell table:style-name="Tabela1.B4" office:value-type="string">
            <text:p text:style-name="P39"/>
          </table:table-cell>
          <table:table-cell table:style-name="Tabela1.C4" office:value-type="string">
            <text:p text:style-name="P40"/>
          </table:table-cell>
          <table:table-cell table:style-name="Tabela1.D4" office:value-type="string">
            <text:p text:style-name="P41"/>
          </table:table-cell>
        </table:table-row>
        <table:table-row>
          <table:table-cell table:style-name="Tabela1.A5" office:value-type="string">
            <text:p text:style-name="P34"/>
          </table:table-cell>
          <table:table-cell table:style-name="Tabela1.B5" office:value-type="string">
            <text:p text:style-name="P39"/>
          </table:table-cell>
          <table:table-cell table:style-name="Tabela1.C5" office:value-type="string">
            <text:p text:style-name="P40"/>
          </table:table-cell>
          <table:table-cell table:style-name="Tabela1.D5" office:value-type="string">
            <text:p text:style-name="P41"/>
          </table:table-cell>
        </table:table-row>
        <table:table-row>
          <table:table-cell table:style-name="Tabela1.A6" office:value-type="string">
            <text:p text:style-name="P34"/>
          </table:table-cell>
          <table:table-cell table:style-name="Tabela1.B6" office:value-type="string">
            <text:p text:style-name="P39"/>
          </table:table-cell>
          <table:table-cell table:style-name="Tabela1.C6" office:value-type="string">
            <text:p text:style-name="P40"/>
          </table:table-cell>
          <table:table-cell table:style-name="Tabela1.D6" office:value-type="string">
            <text:p text:style-name="P41"/>
          </table:table-cell>
        </table:table-row>
        <table:table-row>
          <table:table-cell table:style-name="Tabela1.A7" office:value-type="string">
            <text:p text:style-name="P34"/>
          </table:table-cell>
          <table:table-cell table:style-name="Tabela1.B7" office:value-type="string">
            <text:p text:style-name="P39"/>
          </table:table-cell>
          <table:table-cell table:style-name="Tabela1.C7" office:value-type="string">
            <text:p text:style-name="P40"/>
          </table:table-cell>
          <table:table-cell table:style-name="Tabela1.D7" office:value-type="string">
            <text:p text:style-name="P41"/>
          </table:table-cell>
        </table:table-row>
        <table:table-row>
          <table:table-cell table:style-name="Tabela1.A8" office:value-type="string">
            <text:p text:style-name="P34"/>
          </table:table-cell>
          <table:table-cell table:style-name="Tabela1.B8" office:value-type="string">
            <text:p text:style-name="P39"/>
          </table:table-cell>
          <table:table-cell table:style-name="Tabela1.C8" office:value-type="string">
            <text:p text:style-name="P40"/>
          </table:table-cell>
          <table:table-cell table:style-name="Tabela1.D8" office:value-type="string">
            <text:p text:style-name="P41"/>
          </table:table-cell>
        </table:table-row>
        <table:table-row>
          <table:table-cell table:style-name="Tabela1.A9" office:value-type="string">
            <text:p text:style-name="P34"/>
          </table:table-cell>
          <table:table-cell table:style-name="Tabela1.B9" office:value-type="string">
            <text:p text:style-name="P39"/>
          </table:table-cell>
          <table:table-cell table:style-name="Tabela1.C9" office:value-type="string">
            <text:p text:style-name="P40"/>
          </table:table-cell>
          <table:table-cell table:style-name="Tabela1.D9" office:value-type="string">
            <text:p text:style-name="P41"/>
          </table:table-cell>
        </table:table-row>
        <table:table-row>
          <table:table-cell table:style-name="Tabela1.A10" office:value-type="string">
            <text:p text:style-name="P34"/>
          </table:table-cell>
          <table:table-cell table:style-name="Tabela1.B10" office:value-type="string">
            <text:p text:style-name="P39"/>
          </table:table-cell>
          <table:table-cell table:style-name="Tabela1.C10" office:value-type="string">
            <text:p text:style-name="P40"/>
          </table:table-cell>
          <table:table-cell table:style-name="Tabela1.D10" office:value-type="string">
            <text:p text:style-name="P41"/>
          </table:table-cell>
        </table:table-row>
        <table:table-row>
          <table:table-cell table:style-name="Tabela1.A11" office:value-type="string">
            <text:p text:style-name="P34"/>
          </table:table-cell>
          <table:table-cell table:style-name="Tabela1.B11" office:value-type="string">
            <text:p text:style-name="P39"/>
          </table:table-cell>
          <table:table-cell table:style-name="Tabela1.C11" office:value-type="string">
            <text:p text:style-name="P40"/>
          </table:table-cell>
          <table:table-cell table:style-name="Tabela1.D11" office:value-type="string">
            <text:p text:style-name="P41"/>
          </table:table-cell>
        </table:table-row>
      </table:table>
      <text:p text:style-name="P32"/>
      <text:p text:style-name="P11"/>
      <text:list xml:id="list635258210" text:style-name="WW8Num4">
        <text:list-item text:start-value="1">
          <text:p text:style-name="P76"><text:span text:style-name="Fonte_20_parág._20_padrão"><text:span text:style-name="T3">Análise do Problema</text:span></text:span><text:span text:style-name="Fonte_20_parág._20_padrão"><text:span text:style-name="T1"><office:annotation><dc:creator>Administrador</dc:creator><dc:date>2009-09-13T16:57:00</dc:date><text:p><text:span text:style-name="T25">Deve descrever sucintamente quais os principais problemas que precisam ser resolvidos com a implantação do sistema.</text:span></text:p></office:annotation></text:span></text:span></text:p>
        </text:list-item>
      </text:list>
      <text:p text:style-name="P42"><text:span text:style-name="Fonte_20_parág._20_padrão"><text:span text:style-name="T7">No mundo acadêmico, o momento e o local onde os pesquisadores publicam seus trabalhos é </text:span></text:span><text:span text:style-name="Fonte_20_parág._20_padrão"><text:span text:style-name="T8">essencial</text:span></text:span><text:span text:style-name="Ref._20_de_20_comentário"><text:span text:style-name="T20"><office:annotation><dc:creator>Daricélio</dc:creator><dc:date>2019-10-21T08:58:00</dc:date><text:p>Vai e vem???</text:p></office:annotation></text:span></text:span><text:span text:style-name="Fonte_20_parág._20_padrão"><text:span text:style-name="T7"> para </text:span></text:span><text:span text:style-name="Fonte_20_parág._20_padrão"><text:span text:style-name="T13">que suas pesquisas cheguem até possíveis investidores através de revistas e eventos, </text:span></text:span><text:span text:style-name="Fonte_20_parág._20_padrão"><text:span text:style-name="T7">garantindo assim o prosseguimento </text:span></text:span><text:span text:style-name="Fonte_20_parág._20_padrão"><text:span text:style-name="T8">dos trabalhos.</text:span></text:span><text:span text:style-name="Fonte_20_parág._20_padrão"><text:span text:style-name="T7"> </text:span></text:span><text:span text:style-name="Fonte_20_parág._20_padrão"><text:span text:style-name="T8">A</text:span></text:span><text:span text:style-name="Fonte_20_parág._20_padrão"><text:span text:style-name="T7">inda não há uma forma automática de organizar e agendar os eventos e revistas científicas </text:span></text:span><text:span text:style-name="Fonte_20_parág._20_padrão"><text:span text:style-name="T8">no Brasil e no Mundo</text:span></text:span><text:span text:style-name="Ref._20_de_20_comentário"><text:span text:style-name="T20"><office:annotation><dc:creator>Daricélio</dc:creator><dc:date>2019-10-21T08:59:00</dc:date><text:p>E fora dele?</text:p></office:annotation></text:span></text:span><text:span text:style-name="Fonte_20_parág._20_padrão"><text:span text:style-name="T7">, restando apenas a utilização manual de agendas e calendários, o Venue2Publication propõe uma mudança nesse estado.</text:span></text:span></text:p>
      <text:p text:style-name="P43"/>
      <text:list xml:id="list94007876576513" text:continue-numbering="true" text:style-name="WW8Num4">
        <text:list-item>
          <text:p text:style-name="P71"><text:span text:style-name="Fonte_20_parág._20_padrão"><text:span text:style-name="T3">Necessidades Básicas do Cliente</text:span></text:span><text:span text:style-name="Fonte_20_parág._20_padrão"><text:span text:style-name="T1"><office:annotation><dc:creator>Administrador</dc:creator><dc:date>2009-09-13T16:58:00</dc:date><text:p><text:span text:style-name="T25">Escrever aqui de forma lógica quais os principais anseios do cliente quanto à funcionalidade do software para atender suas necessidades.</text:span></text:p></office:annotation></text:span></text:span></text:p>
        </text:list-item>
      </text:list>
      <text:p text:style-name="P42"><text:span text:style-name="Fonte_20_parág._20_padrão"><text:span text:style-name="T7">Primeiramente e de mais importância, o pesquisador necessita de uma forma de ver todos os eventos e revistas que estão disponívei</text:span></text:span><text:span text:style-name="Fonte_20_parág._20_padrão"><text:span text:style-name="T8">s em sua área do conhecimento, </text:span></text:span><text:span text:style-name="Fonte_20_parág._20_padrão"><text:span text:style-name="T7"><text:s/>bem como o período de envio dos trabalhos no caso de edições de revistas. Também é necessário que haja uma forma de se organizar esses dados, como por ordem de realização, ou qualidade do evento, bem como uma função de “favoritar” eventos por cliente com o intuito de organização pessoal. Por último, temos uma fase de retroalimentação onde o usuário pode adicionar novos eventos e atualizar os já existentes.</text:span></text:span></text:p>
      <text:p text:style-name="P15"/>
      <text:list xml:id="list94007645260648" text:continue-numbering="true" text:style-name="WW8Num4">
        <text:list-item>
          <text:p text:style-name="P71"><text:span text:style-name="Fonte_20_parág._20_padrão"><text:span text:style-name="T3">Estudo de Viabilidade</text:span></text:span><text:span text:style-name="Fonte_20_parág._20_padrão"><text:span text:style-name="T1"><office:annotation><dc:creator>Administrador</dc:creator><dc:date>2009-09-13T17:08:00</dc:date><text:p><text:span text:style-name="T25">Justificar a viabilidade de implantação do sistema.</text:span></text:p></office:annotation></text:span></text:span></text:p>
        </text:list-item>
      </text:list>
      <text:p text:style-name="P43">O estudo de viabilidade do Venue2Publication retornou os seguintes resultados nas 3 parciais:</text:p>
      <text:p text:style-name="P45"/>
      <text:p text:style-name="P46"><text:span text:style-name="Fonte_20_parág._20_padrão"><text:span text:style-name="T21">3.1. </text:span></text:span><text:span text:style-name="Fonte_20_parág._20_padrão"><text:span text:style-name="T22">Viabilidade Técnica</text:span></text:span></text:p>
      <text:p text:style-name="P42"><text:span text:style-name="Fonte_20_parág._20_padrão"><text:span text:style-name="T7">Todos os softwares necessários para se fazer o sistema ou ao menos parte do mesmo são possíveis de se aprender pelos membros da equipe.</text:span></text:span></text:p>
      <text:p text:style-name="P48"/>
      <text:p text:style-name="P47">3.2. Viabilidade Econômica</text:p>
      <text:p text:style-name="P44">Em primeiro plano, pode haver um problema, pois é fundamental que tenha um servidor de boa conexão para manter todo o sistema online. Passado esse obstáculo, a viabilidade econômica está garantida. Todas as ferramentas utilizadas também são gratuitas.</text:p>
      <text:p text:style-name="P48"><text:soft-page-break/></text:p>
      <text:p text:style-name="P49">3.3. Viabilidade Legal</text:p>
      <text:p text:style-name="P43">O Venue2Publication não fere nenhum princípio de proteção dos dados de seus clientes, <text:span text:style-name="T24">seja, eles de acordo com a constituição federal, leis estaduais ou o regulamento da instituição de ensino UFAC.</text:span> <text:span text:style-name="T24">P</text:span>ortanto sua viabilidade legal é garantida.</text:p>
      <text:p text:style-name="P7"/>
      <text:list xml:id="list94008193191303" text:continue-numbering="true" text:style-name="WW8Num4">
        <text:list-item>
          <text:p text:style-name="P71"><text:span text:style-name="Fonte_20_parág._20_padrão"><text:span text:style-name="T4">Missão do Software</text:span></text:span><text:span text:style-name="Fonte_20_parág._20_padrão"><text:span text:style-name="T1"><office:annotation><dc:creator>Administrador</dc:creator><dc:date>2009-09-13T16:56:00</dc:date><text:p><text:span text:style-name="T25">Recebe também o nome de objetivo geral do software. Deve descrever o que o sistema a ser desenvolvido irá de fato realizar.</text:span></text:p></office:annotation></text:span></text:span></text:p>
        </text:list-item>
      </text:list>
      <text:p text:style-name="P42"><text:span text:style-name="Fonte_20_parág._20_padrão"><text:span text:style-name="T7">O sistema gerenciará </text:span></text:span><text:span text:style-name="Fonte_20_parág._20_padrão"><text:span text:style-name="T9">uma agenda para </text:span></text:span><text:span text:style-name="Fonte_20_parág._20_padrão"><text:span text:style-name="T7">eventos e revistas acadêmicas</text:span></text:span><text:span text:style-name="Ref._20_de_20_comentário"><text:span text:style-name="T20"><office:annotation><dc:creator>Daricélio</dc:creator><dc:date>2019-10-21T09:01:00</dc:date><text:p>Não é bem isso. Ele gerenciar uma agenda com informações sobre esses eventos e revistas.</text:p></office:annotation></text:span></text:span><text:span text:style-name="Fonte_20_parág._20_padrão"><text:span text:style-name="T7">, sendo isso as operações de inclusão, atualização, busca e exclusão. Realizará também </text:span></text:span><text:span text:style-name="Fonte_20_parág._20_padrão"><text:span text:style-name="T14">a organização dos mesmos de acordo com ordem de nome, </text:span></text:span><text:span text:style-name="Fonte_20_parág._20_padrão"><text:span text:style-name="T16">qualis</text:span></text:span><text:span text:style-name="Fonte_20_parág._20_padrão"><text:span text:style-name="T17">, data máxima para envio, data oficial de lançamento, </text:span></text:span><text:span text:style-name="Fonte_20_parág._20_padrão"><text:span text:style-name="T18">e por favorito, que é uma ferramenta de destaque pessoal para eventos no qual o usuário tiver interesse</text:span></text:span><text:span text:style-name="Fonte_20_parág._20_padrão"><text:span text:style-name="T7">.</text:span></text:span></text:p>
      <text:p text:style-name="P50"/>
      <text:list xml:id="list94008009763441" text:continue-numbering="true" text:style-name="WW8Num4">
        <text:list-item>
          <text:p text:style-name="P70"><text:span text:style-name="Fonte_20_parág._20_padrão"><text:span text:style-name="T4">Limites do Sistema</text:span></text:span><text:span text:style-name="Fonte_20_parág._20_padrão"><text:span text:style-name="T1"><office:annotation><dc:creator>Administrador</dc:creator><dc:date>2009-09-13T17:00:00</dc:date><text:p><text:span text:style-name="T25">Os limites que impõe-se sobre o sistema, onde ele pode chegar!</text:span></text:p></office:annotation></text:span>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ID</text:p>
          </table:table-cell>
          <table:table-cell table:style-name="Tabela2.A1" office:value-type="string">
            <text:p text:style-name="P8">Funcionalidade</text:p>
          </table:table-cell>
          <table:table-cell table:style-name="Tabela2.C1" office:value-type="string">
            <text:p text:style-name="P8">Justificativa</text:p>
          </table:table-cell>
        </table:table-row>
        <table:table-row>
          <table:table-cell table:style-name="Tabela2.A1" office:value-type="string">
            <text:p text:style-name="P8">L1</text:p>
          </table:table-cell>
          <table:table-cell table:style-name="Tabela2.A1" office:value-type="string">
            <text:p text:style-name="P5">Inserção de eventos que hajam métricas de qualidade que sejam diferentes</text:p>
          </table:table-cell>
          <table:table-cell table:style-name="Tabela2.C1" office:value-type="string">
            <text:p text:style-name="P19"><text:span text:style-name="Fonte_20_parág._20_padrão"><text:span text:style-name="T10">Cada métrica tem sua própria quantidade de níveis e a definição de cada nível, onde torna-se incompatível a organização de sistemas por métricas diferentes.</text:span></text:span></text:p>
          </table:table-cell>
        </table:table-row>
      </table:table>
      <text:p text:style-name="P2"/>
      <text:p text:style-name="P65"/>
      <text:p text:style-name="P16"/>
      <text:p text:style-name="Heading_20_2"><text:span text:style-name="Fonte_20_parág._20_padrão"><text:span text:style-name="T6">Benefícios Gerais</text:span></text:span><text:span text:style-name="Fonte_20_parág._20_padrão"><text:span text:style-name="T1"><office:annotation><dc:creator>Administrador</dc:creator><dc:date>2009-09-13T17:01:00</dc:date><text:p><text:span text:style-name="T25">Benefícios que o sistema trará ao cliente, na visão do <text:s/>analista.</text:span></text:p></office:annotation></text:span>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ID</text:p>
          </table:table-cell>
          <table:table-cell table:style-name="Tabela3.B1" office:value-type="string">
            <text:p text:style-name="P11">Benefício</text:p>
          </table:table-cell>
        </table:table-row>
        <table:table-row>
          <table:table-cell table:style-name="Tabela3.A2" office:value-type="string">
            <text:p text:style-name="P51">B1</text:p>
          </table:table-cell>
          <table:table-cell table:style-name="Tabela3.B1" office:value-type="string">
            <text:p text:style-name="P52">Com o agendamento, o usuário poderá preparar seus artigos acadêmicos para o melhor evento, assim garantindo uma chance maior de alguém reconhecer o mesmo.</text:p>
          </table:table-cell>
        </table:table-row>
        <table:table-row>
          <table:table-cell table:style-name="Tabela3.A2" office:value-type="string">
            <text:p text:style-name="P51">B2</text:p>
          </table:table-cell>
          <table:table-cell table:style-name="Tabela3.B1" office:value-type="string">
            <text:p text:style-name="P52">Com uma forma fácil e centralizada de busca, torna-se fácil de descobrir e se preparar para futuros eventos.</text:p>
          </table:table-cell>
        </table:table-row>
        <table:table-row>
          <table:table-cell table:style-name="Tabela3.A2" office:value-type="string">
            <text:p text:style-name="P51">B3</text:p>
          </table:table-cell>
          <table:table-cell table:style-name="Tabela3.B1" office:value-type="string">
            <text:p text:style-name="P52">Uma forma de retroalimentação permite que o sistema se permaneça útil e atualizado.</text:p>
          </table:table-cell>
        </table:table-row>
        <table:table-row>
          <table:table-cell table:style-name="Tabela3.A2" office:value-type="string">
            <text:p text:style-name="P51">B4</text:p>
          </table:table-cell>
          <table:table-cell table:style-name="Tabela3.B1" office:value-type="string">
            <text:p text:style-name="P52"/>
          </table:table-cell>
        </table:table-row>
        <table:table-row>
          <table:table-cell table:style-name="Tabela3.A2" office:value-type="string">
            <text:p text:style-name="P51">B5</text:p>
          </table:table-cell>
          <table:table-cell table:style-name="Tabela3.B1" office:value-type="string">
            <text:p text:style-name="P52"/>
          </table:table-cell>
        </table:table-row>
      </table:table>
      <text:p text:style-name="P7"/>
      <text:p text:style-name="P7"/>
      <text:list xml:id="list94009276868525" text:continue-numbering="true" text:style-name="WW8Num4">
        <text:list-item>
          <text:p text:style-name="P70"><text:span text:style-name="Fonte_20_parág._20_padrão"><text:span text:style-name="T4">Restrições</text:span></text:span><text:span text:style-name="Fonte_20_parág._20_padrão"><text:span text:style-name="T1"><office:annotation><dc:creator>Administrador</dc:creator><dc:date>2009-09-13T17:01:00</dc:date><text:p><text:span text:style-name="T25">Restrições impostas sobre o desenvolvimento.</text:span></text:p></office:annotation></text:span></text:span>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>
          <table:table-cell table:style-name="Tabela4.A1" office:value-type="string">
            <text:p text:style-name="P8">ID</text:p>
          </table:table-cell>
          <table:table-cell table:style-name="Tabela4.A1" office:value-type="string">
            <text:p text:style-name="P8">Restrição</text:p>
          </table:table-cell>
          <table:table-cell table:style-name="Tabela4.C1" office:value-type="string">
            <text:p text:style-name="P8">Descrição</text:p>
          </table:table-cell>
        </table:table-row>
        <table:table-row>
          <table:table-cell table:style-name="Tabela4.A2" office:value-type="string">
            <text:p text:style-name="P51">R1</text:p>
          </table:table-cell>
          <table:table-cell table:style-name="Tabela4.A2" office:value-type="string">
            <text:p text:style-name="P60"><text:span text:style-name="T23"/></text:p>
          </table:table-cell>
          <table:table-cell table:style-name="Tabela4.C2" office:value-type="string">
            <text:p text:style-name="P53"/>
          </table:table-cell>
        </table:table-row>
        <table:table-row>
          <table:table-cell table:style-name="Tabela4.A2" office:value-type="string">
            <text:p text:style-name="P51">R2</text:p>
          </table:table-cell>
          <table:table-cell table:style-name="Tabela4.A2" office:value-type="string">
            <text:p text:style-name="P52"/>
          </table:table-cell>
          <table:table-cell table:style-name="Tabela4.C2" office:value-type="string">
            <text:p text:style-name="P53"/>
          </table:table-cell>
        </table:table-row>
      </table:table>
      <text:p text:style-name="P2"/>
      <text:p text:style-name="P2"/>
      <text:list xml:id="list94007519348890" text:continue-numbering="true" text:style-name="WW8Num4">
        <text:list-item>
          <text:p text:style-name="P70"><text:span text:style-name="Fonte_20_parág._20_padrão"><text:span text:style-name="T4">Atores</text:span></text:span><text:span text:style-name="Fonte_20_parág._20_padrão"><text:span text:style-name="T1"><office:annotation><dc:creator>Administrador</dc:creator><dc:date>2009-09-13T17:02:00</dc:date><text:p><text:span text:style-name="T25">Personagens envolvidos na OPERAÇÃO DO SISTEMA DEPOIS DE PRONTO.</text:span></text:p></office:annotation></text:span></text:span></text:p>
        </text:list-item>
      </text:list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">ID</text:p>
          </table:table-cell>
          <table:table-cell table:style-name="Tabela5.A1" office:value-type="string">
            <text:p text:style-name="P9">Atores</text:p>
          </table:table-cell>
          <table:table-cell table:style-name="Tabela5.C1" office:value-type="string">
            <text:p text:style-name="P9">Descrição</text:p>
          </table:table-cell>
        </table:table-row>
        <table:table-row>
          <table:table-cell table:style-name="Tabela5.A2" office:value-type="string">
            <text:p text:style-name="P9">A1</text:p>
          </table:table-cell>
          <table:table-cell table:style-name="Tabela5.A2" office:value-type="string">
            <text:p text:style-name="P6">Pesquisador Acadêmico</text:p>
          </table:table-cell>
          <table:table-cell table:style-name="Tabela5.C2" office:value-type="string">
            <text:p text:style-name="P6">Nosso principal foco do sistema, é ele que utilizará as funções de busca e agendamento do sistema, bem como é o responsável por <text:span text:style-name="T24">atualizá-lo.</text:span></text:p>
          </table:table-cell>
        </table:table-row>
        <table:table-row>
          <table:table-cell table:style-name="Tabela5.A3" office:value-type="string">
            <text:p text:style-name="P9">A2</text:p>
          </table:table-cell>
          <table:table-cell table:style-name="Tabela5.A3" office:value-type="string">
            <text:p text:style-name="P6"/>
          </table:table-cell>
          <table:table-cell table:style-name="Tabela5.C3" office:value-type="string">
            <text:p text:style-name="P6"/>
          </table:table-cell>
        </table:table-row>
      </table:table>
      <text:p text:style-name="P7"/>
      <text:p text:style-name="P7"/>
      <text:list xml:id="list94007605790671" text:continue-numbering="true" text:style-name="WW8Num4">
        <text:list-item>
          <text:p text:style-name="P70"><text:span text:style-name="Fonte_20_parág._20_padrão"><text:span text:style-name="T4">Requisitos Funcionais</text:span></text:span><text:span text:style-name="Fonte_20_parág._20_padrão"><text:span text:style-name="T1"><office:annotation><dc:creator>Administrador</dc:creator><dc:date>2009-09-13T17:03:00</dc:date><text:p><text:span text:style-name="T25">Explicitar as principais funções do software em atendimento as necessidades do cliente, definindo inclusive suas prioridades para o software.</text:span></text:p></office:annotation></text:span></text:span></text:p>
        </text:list-item>
      </text:list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1">ID</text:p>
          </table:table-cell>
          <table:table-cell table:style-name="Tabela6.A1" office:value-type="string">
            <text:p text:style-name="P11">Funcionalidade</text:p>
          </table:table-cell>
          <table:table-cell table:style-name="Tabela6.A1" office:value-type="string">
            <text:p text:style-name="P11">Necessidades</text:p>
          </table:table-cell>
          <table:table-cell table:style-name="Tabela6.D1" office:value-type="string">
            <text:p text:style-name="P11">Classificação</text:p>
          </table:table-cell>
        </table:table-row>
        <table:table-row>
          <table:table-cell table:style-name="Tabela6.A1" office:value-type="string">
            <text:p text:style-name="P55">RF1</text:p>
          </table:table-cell>
          <table:table-cell table:style-name="Tabela6.A1" office:value-type="string">
            <text:p text:style-name="P56">Sistema de Login</text:p>
          </table:table-cell>
          <table:table-cell table:style-name="Tabela6.A1" office:value-type="string">
            <text:p text:style-name="P56"/>
          </table:table-cell>
          <table:table-cell table:style-name="Tabela6.D1" office:value-type="string">
            <text:p text:style-name="P56">2</text:p>
          </table:table-cell>
        </table:table-row>
        <table:table-row>
          <table:table-cell table:style-name="Tabela6.A1" office:value-type="string">
            <text:p text:style-name="P21">RF2</text:p>
          </table:table-cell>
          <table:table-cell table:style-name="Tabela6.A1" office:value-type="string">
            <text:p text:style-name="P23"><text:span text:style-name="T6">Sistema de </text:span><text:span text:style-name="T15">Acompanhamento de Eventos</text:span></text:p>
          </table:table-cell>
          <table:table-cell table:style-name="Tabela6.A1" office:value-type="string">
            <text:p text:style-name="P64"/>
          </table:table-cell>
          <table:table-cell table:style-name="Tabela6.D1" office:value-type="string">
            <text:p text:style-name="P22">1</text:p>
          </table:table-cell>
        </table:table-row>
        <table:table-row>
          <table:table-cell table:style-name="Tabela6.A1" office:value-type="string">
            <text:p text:style-name="P21">RF3</text:p>
          </table:table-cell>
          <table:table-cell table:style-name="Tabela6.A1" office:value-type="string">
            <text:p text:style-name="P22">Caixa de busca</text:p>
          </table:table-cell>
          <table:table-cell table:style-name="Tabela6.A1" office:value-type="string">
            <text:p text:style-name="P62">Sistema de Login</text:p>
          </table:table-cell>
          <table:table-cell table:style-name="Tabela6.D1" office:value-type="string">
            <text:p text:style-name="P22">1</text:p>
          </table:table-cell>
        </table:table-row>
        <table:table-row>
          <table:table-cell table:style-name="Tabela6.A1" office:value-type="string">
            <text:p text:style-name="P21">RF4</text:p>
          </table:table-cell>
          <table:table-cell table:style-name="Tabela6.A1" office:value-type="string">
            <text:p text:style-name="P23"><text:span text:style-name="Fonte_20_parág._20_padrão"><text:span text:style-name="T15">Inserção de novos eventos</text:span></text:span><text:span text:style-name="Ref._20_de_20_comentário"><text:span text:style-name="T20"><office:annotation><dc:creator>Daricélio</dc:creator><dc:date>2019-10-21T09:04:00</dc:date><text:p>Precisa ser melhor descrito. Existem requisitos quem podem ser decompostos.</text:p></office:annotation></text:span></text:span></text:p>
          </table:table-cell>
          <table:table-cell table:style-name="Tabela6.A1" office:value-type="string">
            <text:p text:style-name="P22"/>
          </table:table-cell>
          <table:table-cell table:style-name="Tabela6.D1" office:value-type="string">
            <text:p text:style-name="P22">1</text:p>
          </table:table-cell>
        </table:table-row>
        <table:table-row>
          <table:table-cell table:style-name="Tabela6.A1" office:value-type="string">
            <text:p text:style-name="P21">RF5</text:p>
          </table:table-cell>
          <table:table-cell table:style-name="Tabela6.A1" office:value-type="string">
            <text:p text:style-name="P62">Atualização de eventos</text:p>
          </table:table-cell>
          <table:table-cell table:style-name="Tabela6.A1" office:value-type="string">
            <text:p text:style-name="P64">Caixa de Busca, Inserção de novos eventos</text:p>
          </table:table-cell>
          <table:table-cell table:style-name="Tabela6.D1" office:value-type="string">
            <text:p text:style-name="P62">1</text:p>
          </table:table-cell>
        </table:table-row>
        <table:table-row>
          <table:table-cell table:style-name="Tabela6.A1" office:value-type="string">
            <text:p text:style-name="P21">RF6</text:p>
          </table:table-cell>
          <table:table-cell table:style-name="Tabela6.A1" office:value-type="string">
            <text:p text:style-name="P62">Exclusão de eventos</text:p>
          </table:table-cell>
          <table:table-cell table:style-name="Tabela6.A1" office:value-type="string">
            <text:p text:style-name="P64">Caixa de Busca, Inserção de novos eventos</text:p>
          </table:table-cell>
          <table:table-cell table:style-name="Tabela6.D1" office:value-type="string">
            <text:p text:style-name="P62">1</text:p>
          </table:table-cell>
        </table:table-row>
        <table:table-row>
          <table:table-cell table:style-name="Tabela6.A1" office:value-type="string">
            <text:p text:style-name="P21">RF7</text:p>
          </table:table-cell>
          <table:table-cell table:style-name="Tabela6.A1" office:value-type="string">
            <text:p text:style-name="P62">Mecanismo de favoritos</text:p>
          </table:table-cell>
          <table:table-cell table:style-name="Tabela6.A1" office:value-type="string">
            <text:p text:style-name="P64">Caixa de Busca, Sistema de Acompanhamento de Eventos</text:p>
          </table:table-cell>
          <table:table-cell table:style-name="Tabela6.D1" office:value-type="string">
            <text:p text:style-name="P62">1</text:p>
          </table:table-cell>
        </table:table-row>
        <table:table-row>
          <table:table-cell table:style-name="Tabela6.A1" office:value-type="string">
            <text:p text:style-name="P21">RF8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4"/>
          </table:table-cell>
          <table:table-cell table:style-name="Tabela6.D1" office:value-type="string">
            <text:p text:style-name="P22"/>
          </table:table-cell>
        </table:table-row>
        <table:table-row>
          <table:table-cell table:style-name="Tabela6.A1" office:value-type="string">
            <text:p text:style-name="P21">RF9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4"/>
          </table:table-cell>
          <table:table-cell table:style-name="Tabela6.D1" office:value-type="string">
            <text:p text:style-name="P22"/>
          </table:table-cell>
        </table:table-row>
      </table:table>
      <text:p text:style-name="P3"/>
      <text:p text:style-name="P66"/>
      <text:p text:style-name="Heading_20_2"><text:span text:style-name="Fonte_20_parág._20_padrão"><text:span text:style-name="T11"><text:s/></text:span></text:span><text:span text:style-name="Fonte_20_parág._20_padrão"><text:span text:style-name="T6">Requisitos Não-Funcionais</text:span></text:span><text:span text:style-name="Fonte_20_parág._20_padrão"><text:span text:style-name="T1"><office:annotation><dc:creator>Administrador</dc:creator><dc:date>2009-09-13T17:04:00</dc:date><text:p><text:span text:style-name="T25">Adiciona-se detalhes aos requisitos funcionais, obedecendo critérios e atributos de um bom software. Pode-se opcionalmente inserir sua prioridade.</text:span></text:p></office:annotation></text:span></text:span></text:p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8">ID</text:p>
          </table:table-cell>
          <table:table-cell table:style-name="Tabela7.A1" office:value-type="string">
            <text:p text:style-name="P8">Requisitos</text:p>
          </table:table-cell>
          <table:table-cell table:style-name="Tabela7.A1" office:value-type="string">
            <text:p text:style-name="P8">Categoria</text:p>
          </table:table-cell>
          <table:table-cell table:style-name="Tabela7.D1" office:value-type="string">
            <text:p text:style-name="P8">Classificação</text:p>
          </table:table-cell>
        </table:table-row>
        <table:table-row table:style-name="Tabela7.2">
          <table:table-cell table:style-name="Tabela7.A2" office:value-type="string">
            <text:p text:style-name="P51">NRF1</text:p>
          </table:table-cell>
          <table:table-cell table:style-name="Tabela7.A2" office:value-type="string">
            <text:p text:style-name="P54"><text:span text:style-name="Fonte_20_parág._20_padrão"><text:span text:style-name="T15">O tempo de busca não pode exceder 30 segundos</text:span></text:span><text:span text:style-name="Ref._20_de_20_comentário"><text:span text:style-name="T20"><office:annotation><dc:creator>Daricélio</dc:creator><dc:date>2019-10-21T09:04:00</dc:date><text:p>Tempo???</text:p></office:annotation></text:span></text:span></text:p>
          </table:table-cell>
          <table:table-cell table:style-name="Tabela7.A2" office:value-type="string">
            <text:p text:style-name="P52">Mecânica do Sistema</text:p>
          </table:table-cell>
          <table:table-cell table:style-name="Tabela7.D1" office:value-type="string">
            <text:p text:style-name="P52">2</text:p>
          </table:table-cell>
        </table:table-row>
        <table:table-row table:style-name="Tabela7.3">
          <table:table-cell table:style-name="Tabela7.A2" office:value-type="string">
            <text:p text:style-name="P51">NRF2</text:p>
          </table:table-cell>
          <table:table-cell table:style-name="Tabela7.A2" office:value-type="string">
            <text:p text:style-name="P61">A interface deve permitir ao usuário reconhecimento das funções de forma clara e simplificada</text:p>
          </table:table-cell>
          <table:table-cell table:style-name="Tabela7.A2" office:value-type="string">
            <text:p text:style-name="P52">Visual</text:p>
          </table:table-cell>
          <table:table-cell table:style-name="Tabela7.D1" office:value-type="string">
            <text:p text:style-name="P52">1</text:p>
          </table:table-cell>
        </table:table-row>
        <text:soft-page-break/>
        <table:table-row table:style-name="Tabela7.3">
          <table:table-cell table:style-name="Tabela7.A2" office:value-type="string">
            <text:p text:style-name="P51">NRF3</text:p>
          </table:table-cell>
          <table:table-cell table:style-name="Tabela7.A2" office:value-type="string">
            <text:p text:style-name="P61">Os dados não podem ser alterados quando não estiverem sendo usados por algum requisito funcional.</text:p>
          </table:table-cell>
          <table:table-cell table:style-name="Tabela7.A2" office:value-type="string">
            <text:p text:style-name="P52">Mecânica do Sistema</text:p>
          </table:table-cell>
          <table:table-cell table:style-name="Tabela7.D1" office:value-type="string">
            <text:p text:style-name="P52">3</text:p>
          </table:table-cell>
        </table:table-row>
      </table:table>
      <text:p text:style-name="P67"><text:span text:style-name="Fonte_20_parág._20_padrão"><text:span text:style-name="T12"><text:s/></text:span></text:span><text:span text:style-name="Fonte_20_parág._20_padrão"><text:span text:style-name="T6">Requisitos de Hardware</text:span></text:span><text:span text:style-name="Fonte_20_parág._20_padrão"><text:span text:style-name="T1"><office:annotation><dc:creator>Administrador</dc:creator><dc:date>2009-09-13T17:17:00</dc:date><text:p><text:span text:style-name="T25">Inserir os requisitos de hardware do sistema. Se em rede, deve-se citar o ferramental necessário. Mostra-se os requisitos mínimos e os recomendáveis para um melhor desempenho.</text:span></text:p></office:annotation></text:span></text:span></text:p>
      <text:p text:style-name="P7"/>
      <text:p text:style-name="P57">11.1. Configuração Mínima</text:p>
      <text:list xml:id="list976228873" text:style-name="L1">
        <text:list-item>
          <text:p text:style-name="P73">Capacidade de rodar Java 1.8</text:p>
        </text:list-item>
        <text:list-item>
          <text:p text:style-name="P73">Sistema com mais de 254 MB de memória RAM</text:p>
        </text:list-item>
        <text:list-item>
          <text:p text:style-name="P73">Windows 7</text:p>
        </text:list-item>
        <text:list-item>
          <text:p text:style-name="P73">Compatibilidade com MySQL</text:p>
        </text:list-item>
        <text:list-item>
          <text:p text:style-name="P73">200 GB de Armazenamento</text:p>
        </text:list-item>
      </text:list>
      <text:p text:style-name="P58"><text:s/></text:p>
      <text:p text:style-name="P59">11.2. Configuração Recomendada</text:p>
      <text:list xml:id="list3895504457" text:style-name="L2">
        <text:list-item>
          <text:p text:style-name="P74">1 GB de memória RAM</text:p>
        </text:list-item>
        <text:list-item>
          <text:p text:style-name="P74">850GB de Armazenamento</text:p>
        </text:list-item>
      </text:list>
      <text:p text:style-name="P13"/>
      <text:p text:style-name="P12"/>
      <text:list xml:id="list100048568416112" text:style-name="WW8Num4">
        <text:list-item text:start-value="1">
          <text:p text:style-name="P71"><text:span text:style-name="Fonte_20_parág._20_padrão"><text:span text:style-name="T5"><text:s/></text:span></text:span><text:span text:style-name="Fonte_20_parág._20_padrão"><text:span text:style-name="T2">Ferramentas de Desenvolvimento e Licença de Uso</text:span></text:span></text:p>
        </text:list-item>
      </text:list>
      <text:list xml:id="list1087160507" text:style-name="WW8Num3">
        <text:list-item>
          <text:list>
            <text:list-item>
              <text:p text:style-name="P75">Eclipse Java by Oracle;</text:p>
            </text:list-item>
            <text:list-item>
              <text:p text:style-name="P72"><text:span text:style-name="Fonte_20_parág._20_padrão"><text:span text:style-name="T6">MySQL Toolbox by MySQL AB</text:span></text:span></text:p>
            </text:list-item>
            <text:list-item>
              <text:p text:style-name="P72"><text:span text:style-name="Fonte_20_parág._20_padrão"><text:span text:style-name="T6">GitHUB by Github.inc</text:span></text:span><text:span text:style-name="Fonte_20_parág._20_padrão"><text:span text:style-name="T1"><office:annotation><dc:creator>Administrador</dc:creator><dc:date>2009-09-13T17:12:00</dc:date><text:p><text:span text:style-name="T25">Apenas um exemplo. Aqui é necessário que se especifique todas as ferramentas CASE utilizadas, bem como suas respectivas licenças. Inclusive (freeware).</text:span></text:p></office:annotation></text:span></text:span></text:p>
            </text:list-item>
          </text:list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Serif" svg:font-family="DejaVu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family-generic="swiss" style:font-pitch="fixed"/>
    <style:font-face style:name="NSimSun1" svg:font-family="NSimSun" style:font-family-generic="swiss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Lucida Sans Unicode1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text-transform="uppercase" fo:font-size="14pt" fo:font-weight="bold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weight="bold" style:font-weight-asian="bold" style:font-size-complex="14pt" style:font-weight-complex="bold" fo:hyphenate="false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Mangal" style:font-family-complex="Mangal" style:font-family-generic-complex="roman" style:font-pitch-complex="variable" style:font-size-complex="14pt" fo:hyphenate="fals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 fo:hyphenate="false"/>
    </style:style>
    <style:style style:name="Legenda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Conteúdo_20_da_20_Tabela" style:display-name="Conteúdo da Tabela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 fo:hyphenation-ladder-count="no-limit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Livre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sumário" style:family="paragraph" style:parent-style-name="Heading_20_1" style:default-outline-level="1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size-complex="10pt" fo:hyphenate="true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hyphenate="false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family-generic="system" style:font-pitch="variable" style:font-charset="x-symbol" style:font-name-asian="Arial" style:font-family-asian="Arial" style:font-family-generic-asian="swiss" style:font-pitch-asian="variable" style:font-name-complex="Wingdings" style:font-family-complex="Wingdings" style:font-family-generic-complex="system" style:font-pitch-complex="variable" style:font-charset-complex="x-symbol" style:language-complex="ar" style:country-complex="SA"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2" style:display-name="Texto de comentário2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9pt" fo:hyphenate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1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1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1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1" style:font-family-asian="'Lucida Sans Unicode'" style:font-family-generic-asian="swiss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fo:color="#000000"/>
    </style:style>
    <style:style style:name="WW_5f_CharLFO4LVL1" style:display-name="WW_CharLFO4LVL1" style:family="text"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Texto_20_de_20_comentário_20_Char2" style:display-name="Texto de comentário Char2" style:family="text" style:parent-style-name="Fonte_20_parág._20_padrão">
      <style:text-properties fo:font-size="10pt" style:font-size-asian="10pt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Cabeçalho_20_Char" style:display-name="Cabeçalho Char" style:family="text" style:parent-style-name="Fonte_20_parág._20_padrão">
      <style:text-properties style:font-size-complex="10.5pt"/>
    </style:style>
    <style:style style:name="Rodapé_20_Char" style:display-name="Rodapé Char" style:family="text" style:parent-style-name="Fonte_20_parág._20_padrão">
      <style:text-properties style:font-size-complex="10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/>
      </text:list-level-style-number>
      <text:list-level-style-number text:level="2" text:style-name="WW_5f_CharLFO3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69cm" fo:margin-left="0cm" fo:margin-right="0cm" fo:margin-bottom="0cm" style:dynamic-spacing="true"/>
      </style:header-style>
      <style:footer-style>
        <style:header-footer-properties fo:min-height="0.46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Standard"/>
      </style:footer>
    </style:master-page>
    <style:master-page style:name="MP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>CEFET - PR Unidade de Cornélio Procópio</dc:title>
    <meta:initial-creator>Lucas Nadalete</meta:initial-creator>
    <meta:creation-date>2011-12-16T04:08:00Z</meta:creation-date>
    <dc:date>2019-10-22T09:38:39.932000000</dc:date>
    <meta:print-date>2005-05-19T18:36:00Z</meta:print-date>
    <meta:editing-cycles>3</meta:editing-cycles>
    <meta:editing-duration>PT24M28S</meta:editing-duration>
    <meta:document-statistic meta:table-count="7" meta:image-count="0" meta:object-count="0" meta:page-count="7" meta:paragraph-count="123" meta:word-count="735" meta:character-count="4508" meta:non-whitespace-character-count="3907"/>
    <meta:template xlink:type="simple" xlink:actuate="onRequest" xlink:title="" xlink:href="Normal.dotm"/>
  </office:meta>
</office:document-meta>
</file>